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002cm" table:align="margins" style:may-break-between-rows="false"/>
    </style:style>
    <style:style style:name="Table3.A" style:family="table-column">
      <style:table-column-properties style:column-width="12.003cm" style:rel-column-width="43694*"/>
    </style:style>
    <style:style style:name="Table3.B" style:family="table-column">
      <style:table-column-properties style:column-width="5.999cm" style:rel-column-width="2184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 style:may-break-between-rows="false"/>
    </style:style>
    <style:style style:name="Table2.A" style:family="table-column">
      <style:table-column-properties style:column-width="12.003cm" style:rel-column-width="43694*"/>
    </style:style>
    <style:style style:name="Table2.B" style:family="table-column">
      <style:table-column-properties style:column-width="5.999cm" style:rel-column-width="2184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2cm" table:align="margins" style:may-break-between-rows="false"/>
    </style:style>
    <style:style style:name="Table1.A" style:family="table-column">
      <style:table-column-properties style:column-width="12.003cm" style:rel-column-width="43694*"/>
    </style:style>
    <style:style style:name="Table1.B" style:family="table-column">
      <style:table-column-properties style:column-width="5.999cm" style:rel-column-width="2184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 style:may-break-between-rows="false"/>
    </style:style>
    <style:style style:name="Table4.A" style:family="table-column">
      <style:table-column-properties style:column-width="12.003cm" style:rel-column-width="43694*"/>
    </style:style>
    <style:style style:name="Table4.B" style:family="table-column">
      <style:table-column-properties style:column-width="5.999cm" style:rel-column-width="2184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2" style:family="table-row">
      <style:table-row-properties style:min-row-height="2.256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002cm" table:align="margins" style:may-break-between-rows="false"/>
    </style:style>
    <style:style style:name="Table5.A" style:family="table-column">
      <style:table-column-properties style:column-width="12.003cm" style:rel-column-width="43694*"/>
    </style:style>
    <style:style style:name="Table5.B" style:family="table-column">
      <style:table-column-properties style:column-width="5.999cm" style:rel-column-width="2184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002cm" table:align="margins" style:may-break-between-rows="false"/>
    </style:style>
    <style:style style:name="Table6.A" style:family="table-column">
      <style:table-column-properties style:column-width="12.003cm" style:rel-column-width="43694*"/>
    </style:style>
    <style:style style:name="Table6.B" style:family="table-column">
      <style:table-column-properties style:column-width="5.999cm" style:rel-column-width="21841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002cm" table:align="margins" style:may-break-between-rows="false"/>
    </style:style>
    <style:style style:name="Table7.A" style:family="table-column">
      <style:table-column-properties style:column-width="12.003cm" style:rel-column-width="43694*"/>
    </style:style>
    <style:style style:name="Table7.B" style:family="table-column">
      <style:table-column-properties style:column-width="5.999cm" style:rel-column-width="2184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1fdb01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0pt" officeooo:rsid="001fdb01" officeooo:paragraph-rsid="001fdb01" style:font-size-asian="10pt" style:font-size-complex="10pt"/>
    </style:style>
    <style:style style:name="P3" style:family="paragraph" style:parent-style-name="Standard">
      <style:text-properties officeooo:paragraph-rsid="001fdb01"/>
    </style:style>
    <style:style style:name="P4" style:family="paragraph" style:parent-style-name="Standard" style:master-page-name="">
      <style:paragraph-properties style:page-number="auto"/>
      <style:text-properties officeooo:paragraph-rsid="001fdb01"/>
    </style:style>
    <style:style style:name="P5" style:family="paragraph" style:parent-style-name="Table_20_Heading">
      <style:text-properties style:font-name="Liberation Sans" fo:font-size="14pt" officeooo:rsid="001e4530" officeooo:paragraph-rsid="001fdb01" style:font-size-asian="14pt" style:font-size-complex="14pt"/>
    </style:style>
    <style:style style:name="P6" style:family="paragraph" style:parent-style-name="Table_20_Heading">
      <style:text-properties style:font-name="Liberation Sans" fo:font-size="14pt" officeooo:rsid="001fdb01" officeooo:paragraph-rsid="001fdb01" style:font-size-asian="14pt" style:font-size-complex="14pt"/>
    </style:style>
    <style:style style:name="P7" style:family="paragraph" style:parent-style-name="Table_20_Heading">
      <style:text-properties style:font-name="Liberation Sans" fo:font-size="14pt" officeooo:rsid="0034e725" officeooo:paragraph-rsid="0034e725" style:font-size-asian="14pt" style:font-size-complex="14pt"/>
    </style:style>
    <style:style style:name="P8" style:family="paragraph" style:parent-style-name="Table_20_Heading">
      <style:text-properties style:font-name="Liberation Sans" fo:font-size="14pt" fo:font-weight="normal" officeooo:rsid="002d87e7" officeooo:paragraph-rsid="002d87e7" style:font-size-asian="14pt" style:font-weight-asian="normal" style:font-size-complex="14pt" style:font-weight-complex="normal"/>
    </style:style>
    <style:style style:name="P9" style:family="paragraph" style:parent-style-name="Standard">
      <style:text-properties officeooo:paragraph-rsid="001fdb01"/>
    </style:style>
    <style:style style:name="P10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38a451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3a2fa2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Liberation Sans" fo:font-size="10pt" officeooo:rsid="00379d2f" officeooo:paragraph-rsid="00379d2f" style:font-size-asian="10pt" style:font-size-complex="10pt"/>
    </style:style>
    <style:style style:name="P13" style:family="paragraph" style:parent-style-name="Standard">
      <style:text-properties officeooo:paragraph-rsid="00379d2f"/>
    </style:style>
    <style:style style:name="P14" style:family="paragraph" style:parent-style-name="Standard">
      <style:text-properties officeooo:paragraph-rsid="0038a451"/>
    </style:style>
    <style:style style:name="P15" style:family="paragraph" style:parent-style-name="Standard">
      <style:text-properties officeooo:paragraph-rsid="003a2fa2"/>
    </style:style>
    <style:style style:name="P1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1fdb01" officeooo:paragraph-rsid="001fdb01"/>
    </style:style>
    <style:style style:name="P1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3280f8" officeooo:paragraph-rsid="003280f8"/>
    </style:style>
    <style:style style:name="P1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34e53a" officeooo:paragraph-rsid="0034e53a"/>
    </style:style>
    <style:style style:name="P1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3a2fa2" officeooo:paragraph-rsid="003a2fa2"/>
    </style:style>
    <style:style style:name="P2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1fdb01"/>
    </style:style>
    <style:style style:name="P2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34e53a"/>
    </style:style>
    <style:style style:name="P2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32675e" officeooo:paragraph-rsid="0032675e"/>
    </style:style>
    <style:style style:name="P2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2f9398" officeooo:paragraph-rsid="002f9398"/>
    </style:style>
    <style:style style:name="P24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1fdb01"/>
    </style:style>
    <style:style style:name="P25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2b6bc4"/>
    </style:style>
    <style:style style:name="P26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4e53a" officeooo:paragraph-rsid="0034e53a"/>
    </style:style>
    <style:style style:name="P27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65cc4" officeooo:paragraph-rsid="00365cc4"/>
    </style:style>
    <style:style style:name="P28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a2fa2" officeooo:paragraph-rsid="003a2fa2"/>
    </style:style>
    <style:style style:name="P29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3b9d07" officeooo:paragraph-rsid="003b9d07"/>
    </style:style>
    <style:style style:name="P30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1fdb01" officeooo:paragraph-rsid="00379d2f"/>
    </style:style>
    <style:style style:name="P31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379d2f"/>
    </style:style>
    <style:style style:name="P32" style:family="paragraph" style:parent-style-name="Table_20_Heading">
      <style:text-properties style:font-name="Liberation Sans" fo:font-size="14pt" officeooo:rsid="00379d2f" officeooo:paragraph-rsid="00379d2f" style:font-size-asian="14pt" style:font-size-complex="14pt"/>
    </style:style>
    <style:style style:name="P33" style:family="paragraph" style:parent-style-name="Table_20_Heading">
      <style:text-properties style:font-name="Liberation Sans" fo:font-size="14pt" officeooo:rsid="0038a451" officeooo:paragraph-rsid="0038a451" style:font-size-asian="14pt" style:font-size-complex="14pt"/>
    </style:style>
    <style:style style:name="P34" style:family="paragraph" style:parent-style-name="Table_20_Heading">
      <style:text-properties style:font-name="Liberation Sans" fo:font-size="14pt" officeooo:rsid="0038a451" officeooo:paragraph-rsid="003a2fa2" style:font-size-asian="14pt" style:font-size-complex="14pt"/>
    </style:style>
    <style:style style:name="T1" style:family="text">
      <style:text-properties fo:letter-spacing="normal"/>
    </style:style>
    <style:style style:name="T2" style:family="text">
      <style:text-properties fo:letter-spacing="normal" officeooo:rsid="0021d5d9"/>
    </style:style>
    <style:style style:name="T3" style:family="text">
      <style:text-properties fo:letter-spacing="normal" officeooo:rsid="002780c5"/>
    </style:style>
    <style:style style:name="T4" style:family="text">
      <style:text-properties fo:letter-spacing="normal" officeooo:rsid="002f4dd2"/>
    </style:style>
    <style:style style:name="T5" style:family="text">
      <style:text-properties fo:letter-spacing="normal" officeooo:rsid="003280f8"/>
    </style:style>
    <style:style style:name="T6" style:family="text">
      <style:text-properties fo:letter-spacing="normal" officeooo:rsid="0032913f"/>
    </style:style>
    <style:style style:name="T7" style:family="text">
      <style:text-properties officeooo:rsid="00365cc4"/>
    </style:style>
    <style:style style:name="T8" style:family="text">
      <style:text-properties officeooo:rsid="003a2fa2"/>
    </style:style>
    <style:style style:name="T9" style:family="text">
      <style:text-properties officeooo:rsid="003b9d07"/>
    </style:style>
    <style:style style:name="T10" style:family="text">
      <style:text-properties officeooo:rsid="003d22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0.101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lassName</text:p>
          </table:table-cell>
          <table:table-cell table:style-name="Table3.B1" office:value-type="string">
            <text:p text:style-name="P1">SuperName</text:p>
          </table:table-cell>
        </table:table-row>
        <table:table-row>
          <table:table-cell table:style-name="Table3.A2" office:value-type="string">
            <text:list xml:id="list2180775616" text:style-name="L1">
              <text:list-item>
                <text:p text:style-name="P16">responsibilities</text:p>
              </text:list-item>
            </text:list>
          </table:table-cell>
          <table:table-cell table:style-name="Table3.B2" office:value-type="string">
            <text:list xml:id="list131913754144899" text:continue-numbering="true" text:style-name="L1">
              <text:list-item>
                <text:p text:style-name="P24">collaborators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JsbSimEnv</text:p>
          </table:table-cell>
          <table:table-cell table:style-name="Table2.B1" office:value-type="string">
            <text:p text:style-name="P2">Env</text:p>
          </table:table-cell>
        </table:table-row>
        <table:table-row>
          <table:table-cell table:style-name="Table2.A2" office:value-type="string">
            <text:list xml:id="list131914416645299" text:continue-numbering="true" text:style-name="L1">
              <text:list-item>
                <text:p text:style-name="P20"><text:span text:style-name="T2">m</text:span><text:span text:style-name="T1">anage JsbSimInstance object</text:span></text:p>
              </text:list-item>
              <text:list-item>
                <text:p text:style-name="P21"><text:span text:style-name="T6">manage calls between TaskModule and </text:span><text:span text:style-name="T1">JsbSimInstance</text:span></text:p>
              </text:list-item>
              <text:list-item>
                <text:p text:style-name="P16">provide environment interface to RL agent</text:p>
              </text:list-item>
              <text:list-item>
                <text:p text:style-name="P17">hold Space objects representing action and state space</text:p>
              </text:list-item>
            </text:list>
          </table:table-cell>
          <table:table-cell table:style-name="Table2.B2" office:value-type="string">
            <text:list xml:id="list131914651759585" text:continue-numbering="true" text:style-name="L1">
              <text:list-item>
                <text:p text:style-name="P27">Simulation</text:p>
              </text:list-item>
              <text:list-item>
                <text:p text:style-name="P24">TaskModule</text:p>
              </text:list-item>
              <text:list-item>
                <text:p text:style-name="P24">Agent</text:p>
              </text:list-item>
            </text:list>
          </table:table-cell>
        </table:table-row>
      </table:table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&lt;Abstract&gt;</text:p>
            <text:p text:style-name="P6">TaskModule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list xml:id="list131914602530848" text:continue-numbering="true" text:style-name="L1">
              <text:list-item>
                <text:p text:style-name="P18">retrieve / calculate <text:span text:style-name="T7">state</text:span>, reward and termination every step</text:p>
              </text:list-item>
              <text:list-item>
                <text:p text:style-name="P22"><text:span text:style-name="T5">s</text:span><text:span text:style-name="T1">pecify action and state variables common to all tasks</text:span></text:p>
              </text:list-item>
              <text:list-item>
                <text:p text:style-name="P20"><text:span text:style-name="T2">s</text:span><text:span text:style-name="T1">pecify task-specific action and state variables </text:span><text:span text:style-name="T5">(concrete)</text:span></text:p>
              </text:list-item>
              <text:list-item>
                <text:p text:style-name="P20"><text:span text:style-name="T2">c</text:span><text:span text:style-name="T1">alculate </text:span><text:span text:style-name="T3">initial</text:span><text:span text:style-name="T1"> agent state on environment reset</text:span></text:p>
              </text:list-item>
              <text:list-item>
                <text:p text:style-name="P23"><text:span text:style-name="T4">s</text:span><text:span text:style-name="T1">pecify how to render the environment</text:span></text:p>
              </text:list-item>
            </text:list>
          </table:table-cell>
          <table:table-cell table:style-name="Table1.B2" office:value-type="string">
            <text:list xml:id="list131914033559343" text:continue-numbering="true" text:style-name="L1">
              <text:list-item>
                <text:p text:style-name="P27">Simulation</text:p>
              </text:list-item>
              <text:list-item>
                <text:p text:style-name="P26">JsbSimInstance</text:p>
              </text:list-item>
            </text:list>
          </table:table-cell>
        </table:table-row>
      </table:table>
      <text:p text:style-name="P3"/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2">SteadyLevelFlightTask</text:p>
          </table:table-cell>
          <table:table-cell table:style-name="Table5.B1" office:value-type="string">
            <text:p text:style-name="P12">TaskModule</text:p>
          </table:table-cell>
        </table:table-row>
        <table:table-row>
          <table:table-cell table:style-name="Table5.A2" office:value-type="string">
            <text:list xml:id="list131915307882201" text:continue-numbering="true" text:style-name="L1">
              <text:list-header>
                <text:p text:style-name="P30"/>
              </text:list-header>
            </text:list>
          </table:table-cell>
          <table:table-cell table:style-name="Table5.B2" office:value-type="string">
            <text:list xml:id="list131914073646037" text:continue-numbering="true" text:style-name="L1">
              <text:list-header>
                <text:p text:style-name="P31"/>
              </text:list-header>
            </text:list>
          </table:table-cell>
        </table:table-row>
      </table:table>
      <text:p text:style-name="P13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Simulation</text:p>
          </table:table-cell>
          <table:table-cell table:style-name="Table4.B1" office:value-type="string">
            <text:p text:style-name="P1"/>
          </table:table-cell>
        </table:table-row>
        <table:table-row table:style-name="Table4.2">
          <table:table-cell table:style-name="Table4.A2" office:value-type="string">
            <text:list xml:id="list131913773814294" text:continue-numbering="true" text:style-name="L1">
              <text:list-item>
                <text:p text:style-name="P20"><text:span text:style-name="T2">i</text:span><text:span text:style-name="T1">nstantiate and configure JSBSim instance (FGFDMExec)</text:span></text:p>
              </text:list-item>
              <text:list-item>
                <text:p text:style-name="P20"><text:span text:style-name="T2">c</text:span><text:span text:style-name="T1">ommunicate raw variables to/from JSBSim</text:span></text:p>
              </text:list-item>
              <text:list-item>
                <text:p text:style-name="P16">render JSBSim state</text:p>
              </text:list-item>
            </text:list>
          </table:table-cell>
          <table:table-cell table:style-name="Table4.B2" office:value-type="string">
            <text:list xml:id="list131915231424267" text:continue-numbering="true" text:style-name="L1">
              <text:list-item>
                <text:p text:style-name="P24">FGFDMExec</text:p>
              </text:list-item>
              <text:list-item>
                <text:p text:style-name="P24">JsbSimEnv</text:p>
              </text:list-item>
              <text:list-item>
                <text:p text:style-name="P25">plt.Figure</text:p>
              </text:list-item>
            </text:list>
          </table:table-cell>
        </table:table-row>
      </table:table>
      <text:p text:style-name="P3"/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<text:span text:style-name="T8">Figure</text:span>Visualiser</text:p>
          </table:table-cell>
          <table:table-cell table:style-name="Table6.B1" office:value-type="string">
            <text:p text:style-name="P10"/>
          </table:table-cell>
        </table:table-row>
        <table:table-row>
          <table:table-cell table:style-name="Table6.A2" office:value-type="string">
            <text:list xml:id="list131913775958058" text:continue-numbering="true" text:style-name="L1">
              <text:list-item>
                <text:p text:style-name="P19">manages creation, configuration and deletion of a multi-plot figure representing the environment</text:p>
              </text:list-item>
              <text:list-item>
                <text:p text:style-name="P19">updates plots with new data when called</text:p>
              </text:list-item>
            </text:list>
          </table:table-cell>
          <table:table-cell table:style-name="Table6.B2" office:value-type="string">
            <text:list xml:id="list131915774273065" text:continue-numbering="true" text:style-name="L1">
              <text:list-item>
                <text:p text:style-name="P28">matplotlib.pyplot.Figure</text:p>
              </text:list-item>
            </text:list>
          </table:table-cell>
        </table:table-row>
      </table:table>
      <text:p text:style-name="P14"/>
      <text:p text:style-name="P1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34"><text:span text:style-name="T8">FlightGear</text:span>Visualiser</text:p>
          </table:table-cell>
          <table:table-cell table:style-name="Table7.B1" office:value-type="string">
            <text:p text:style-name="P11"/>
          </table:table-cell>
        </table:table-row>
        <table:table-row>
          <table:table-cell table:style-name="Table7.A2" office:value-type="string">
            <text:list xml:id="list131915286913015" text:continue-numbering="true" text:style-name="L1">
              <text:list-item>
                <text:p text:style-name="P19"><text:span text:style-name="T10">Manages creation and closing of </text:span>a <text:span text:style-name="T9">subprocess running</text:span> the FlightGear simulator configured to visualise data stream from a Simulator object</text:p>
              </text:list-item>
            </text:list>
          </table:table-cell>
          <table:table-cell table:style-name="Table7.B2" office:value-type="string">
            <text:list xml:id="list131915129348439" text:continue-numbering="true" text:style-name="L1">
              <text:list-item>
                <text:p text:style-name="P28">matplotlib.pyplot.Figure</text:p>
              </text:list-item>
              <text:list-item>
                <text:p text:style-name="P29">subprocess.Popen</text:p>
              </text:list-item>
            </text:list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1:41:32.149307089</meta:creation-date>
    <dc:date>2018-07-05T13:19:13.618158741</dc:date>
    <meta:editing-duration>PT13H10M25S</meta:editing-duration>
    <meta:editing-cycles>17</meta:editing-cycles>
    <meta:generator>LibreOffice/6.0.3.2$Linux_X86_64 LibreOffice_project/00m0$Build-2</meta:generator>
    <meta:document-statistic meta:table-count="7" meta:image-count="0" meta:object-count="0" meta:page-count="2" meta:paragraph-count="41" meta:word-count="168" meta:character-count="1145" meta:non-whitespace-character-count="1046"/>
  </office:meta>
</office:document-meta>
</file>